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&lt;/h1&gt;</text:p>
      <text:p text:style-name="P1">&lt;h2&gt;About&lt;/h2&gt;</text:p>
      <text:p text:style-name="P1">&lt;p&gt;</text:p>
      <text:p text:style-name="P1">MB-System is an open source software package for the processing and</text:p>
      <text:p text:style-name="P1">display of bathymetry and backscatter imagery data derived from</text:p>
      <text:p text:style-name="P1">multibeam, interferometry, and sidescan sonars. It has close ties</text:p>
      <text:p text:style-name="P1">to the &lt;a href="doc/gmt_description.html"&gt;GMT&lt;/a&gt; software.</text:p>
      <text:p text:style-name="Normal"/>
      <text:p text:style-name="P1">&lt;h4&gt;Homepage&lt;/h4&gt;</text:p>
      <text:p text:style-name="P1"> &lt;a href="http://www.ldeo.columbia.edu/res/pi/MB-System/"&gt;http://www.ldeo.columbia.edu/res/pi/MB-System/&lt;/a&gt;</text:p>
      <text:p text:style-name="Normal"/>
      <text:p text:style-name="P1">&lt;h4&gt;License&lt;/h4&gt;</text:p>
      <text:p text:style-name="P1"> GNU General Public License (GPL) version 3</text:p>
      <text:p text:style-name="Normal"/>
      <text:p text:style-name="P1">&lt;h2&gt;Documentation&lt;/h2&gt;</text:p>
      <text:p text:style-name="Normal"/>
      <text:p text:style-name="P1">&lt;p&gt;</text:p>
      <text:p text:style-name="P1">The online HTML documentation can be found at</text:p>
      <text:p text:style-name="P1">&lt;a href="http://www.ldeo.columbia.edu/res/pi/MB-System/html/mbsystem_home.html"&gt;http://www.ldeo.columbia.edu/res/pi/MB-System/html/mbsystem_home.html&lt;/a&gt;.</text:p>
      <text:p text:style-name="P1">&lt;p&gt;</text:p>
      <text:p text:style-name="P1">The online HTML version of the Cookbook tutorial can be found at</text:p>
      <text:p text:style-name="P1">&lt;a href="http://www.ldeo.columbia.edu/res/pi/MB-System/mb-cookbook/index.html"&gt;http://www.ldeo.columbia.edu/res/pi/MB-System/mb-cookbook/&lt;/a&gt;.</text:p>
      <text:p text:style-name="P1">&lt;p&gt;</text:p>
      <text:p text:style-name="P1">The PostScript version of the documentation can be found on this</text:p>
      <text:p text:style-name="P1">LiveDVD at</text:p>
      <text:p text:style-name="P1">&lt;a href="file:///usr/local/mbsystem/ps/"&gt;/usr/local/mbsystem/ps/&lt;/a&gt;.</text:p>
      <text:p text:style-name="P1">&lt;p&gt;</text:p>
      <text:p text:style-name="P1">The PDF version of the cookbook is included on this disc at </text:p>
      <text:p text:style-name="P1">&lt;a href="file:///usr/local/mbsystem/mbcookbook.pdf"&gt;/usr/local/mbsystem/mbcookbook.pdf&lt;/a&gt;.</text:p>
      <text:p text:style-name="P1">&lt;p&gt;</text:p>
      <text:p text:style-name="P1">The data used in the cookbook examples can be found on this disc at</text:p>
      <text:p text:style-name="P1">&lt;a href="file:///usr/local/mbsystem/examples/"&gt;/usr/local/mbsystem/examples/&lt;/a&gt;</text:p>
      <text:p text:style-name="Normal"/>
      <text:p text:style-name="P1">&lt;p&gt;</text:p>
      <text:p text:style-name="P1">See also the &lt;a href="http://grass.osgeo.org/wiki/MB-System"&gt;MB-System</text:p>
      <text:p text:style-name="P1"> entry in the GRASS GIS wiki&lt;/a&gt;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